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1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1014" table:default-cell-style-name="ce1"/>
        <table:table-row table:style-name="ro1">
          <table:table-cell office:value-type="string" calcext:value-type="string">
            <text:p>Deltat=0.00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x(vmax)</text:p>
          </table:table-cell>
          <table:table-cell office:value-type="string" calcext:value-type="string">
            <text:p>x(vmin)</text:p>
          </table:table-cell>
          <table:table-cell office:value-type="string" calcext:value-type="string">
            <text:p>semieje menor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emieje mayor</text:p>
          </table:table-cell>
          <table:table-cell office:value-type="string" calcext:value-type="string">
            <text:p>distancia focal</text:p>
          </table:table-cell>
          <table:table-cell office:value-type="string" calcext:value-type="string">
            <text:p>excentricidad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t²/a³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4.27917907809514" calcext:value-type="float">
            <text:p>-4.27917907809514</text:p>
          </table:table-cell>
          <table:table-cell office:value-type="float" office:value="2.05809846015675" calcext:value-type="float">
            <text:p>2.05809846015675</text:p>
          </table:table-cell>
          <table:table-cell table:formula="of:=+([.C3]+[.D3])/2" office:value-type="float" office:value="-1.63958953904757" calcext:value-type="float">
            <text:p>-1.63958953904757</text:p>
          </table:table-cell>
          <table:table-cell table:formula="of:=ABS([.C3]-[.F3] )" office:value-type="float" office:value="2.63958953904757" calcext:value-type="float">
            <text:p>2.63958953904757</text:p>
          </table:table-cell>
          <table:table-cell table:formula="of:=ABS([.F3])" office:value-type="float" office:value="1.63958953904757" calcext:value-type="float">
            <text:p>1.63958953904757</text:p>
          </table:table-cell>
          <table:table-cell table:formula="of:=[.H3]/[.G3]" office:value-type="float" office:value="0.621153219011156" calcext:value-type="float">
            <text:p>0.621153219011156</text:p>
          </table:table-cell>
          <table:table-cell table:formula="of:=(2*PI()/SQRT(4*PI()^2))*([.G3]^1.5)" office:value-type="float" office:value="4.28849193637064" calcext:value-type="float">
            <text:p>4.28849193637064</text:p>
          </table:table-cell>
          <table:table-cell table:formula="of:=([.J3]^2)/([.G3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-0.83807359034979" calcext:value-type="float">
            <text:p>-0.83807359034979</text:p>
          </table:table-cell>
          <table:table-cell office:value-type="float" office:value="1" calcext:value-type="float">
            <text:p>1</text:p>
          </table:table-cell>
          <table:table-cell office:value-type="float" office:value="0.912710103061996" calcext:value-type="float">
            <text:p>0.912710103061996</text:p>
          </table:table-cell>
          <table:table-cell table:formula="of:=+([.C4]+[.D4])/2" office:value-type="float" office:value="0.0809632048251048" calcext:value-type="float">
            <text:p>0.080963204825105</text:p>
          </table:table-cell>
          <table:table-cell table:formula="of:=ABS([.C4]-[.F4] )" office:value-type="float" office:value="0.919036795174895" calcext:value-type="float">
            <text:p>0.919036795174895</text:p>
          </table:table-cell>
          <table:table-cell table:formula="of:=ABS([.F4])" office:value-type="float" office:value="0.0809632048251048" calcext:value-type="float">
            <text:p>0.080963204825105</text:p>
          </table:table-cell>
          <table:table-cell table:formula="of:=[.H4]/[.G4]" office:value-type="float" office:value="0.0880957163523548" calcext:value-type="float">
            <text:p>0.088095716352355</text:p>
          </table:table-cell>
          <table:table-cell table:formula="of:=(2*PI()/SQRT(4*PI()^2))*([.G4]^1.5)" office:value-type="float" office:value="0.881047552656396" calcext:value-type="float">
            <text:p>0.881047552656396</text:p>
          </table:table-cell>
          <table:table-cell table:formula="of:=([.J4]^2)/([.G4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3.45342656108925" calcext:value-type="float">
            <text:p>-3.45342656108925</text:p>
          </table:table-cell>
          <table:table-cell office:value-type="float" office:value="2.62468456030911" calcext:value-type="float">
            <text:p>2.62468456030911</text:p>
          </table:table-cell>
          <table:table-cell table:formula="of:=+([.C5]+[.D5])/2" office:value-type="float" office:value="-0.726713280544626" calcext:value-type="float">
            <text:p>-0.726713280544626</text:p>
          </table:table-cell>
          <table:table-cell table:formula="of:=ABS([.C5]-[.F5] )" office:value-type="float" office:value="2.72671328054463" calcext:value-type="float">
            <text:p>2.72671328054463</text:p>
          </table:table-cell>
          <table:table-cell table:formula="of:=ABS([.F5])" office:value-type="float" office:value="0.726713280544626" calcext:value-type="float">
            <text:p>0.726713280544626</text:p>
          </table:table-cell>
          <table:table-cell table:formula="of:=[.H5]/[.G5]" office:value-type="float" office:value="0.266516206793651" calcext:value-type="float">
            <text:p>0.266516206793651</text:p>
          </table:table-cell>
          <table:table-cell table:formula="of:=(2*PI()/SQRT(4*PI()^2))*([.G5]^1.5)" office:value-type="float" office:value="4.5025569027927" calcext:value-type="float">
            <text:p>4.5025569027927</text:p>
          </table:table-cell>
          <table:table-cell table:formula="of:=([.J5]^2)/([.G5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1.36296026097957" calcext:value-type="float">
            <text:p>-1.36296026097957</text:p>
          </table:table-cell>
          <table:table-cell office:value-type="float" office:value="2" calcext:value-type="float">
            <text:p>2</text:p>
          </table:table-cell>
          <table:table-cell office:value-type="float" office:value="1.64935484935616" calcext:value-type="float">
            <text:p>1.64935484935616</text:p>
          </table:table-cell>
          <table:table-cell table:formula="of:=+([.C6]+[.D6])/2" office:value-type="float" office:value="0.318519869510214" calcext:value-type="float">
            <text:p>0.318519869510214</text:p>
          </table:table-cell>
          <table:table-cell table:formula="of:=ABS([.C6]-[.F6] )" office:value-type="float" office:value="1.68148013048979" calcext:value-type="float">
            <text:p>1.68148013048979</text:p>
          </table:table-cell>
          <table:table-cell table:formula="of:=ABS([.F6])" office:value-type="float" office:value="0.318519869510214" calcext:value-type="float">
            <text:p>0.318519869510214</text:p>
          </table:table-cell>
          <table:table-cell table:formula="of:=[.H6]/[.G6]" office:value-type="float" office:value="0.189428268425292" calcext:value-type="float">
            <text:p>0.189428268425292</text:p>
          </table:table-cell>
          <table:table-cell table:formula="of:=(2*PI()/SQRT(4*PI()^2))*([.G6]^1.5)" office:value-type="float" office:value="2.18040721097885" calcext:value-type="float">
            <text:p>2.18040721097885</text:p>
          </table:table-cell>
          <table:table-cell table:formula="of:=([.J6]^2)/([.G6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4.65164213853737" calcext:value-type="float">
            <text:p>-4.65164213853737</text:p>
          </table:table-cell>
          <table:table-cell office:value-type="float" office:value="3.73308022204592" calcext:value-type="float">
            <text:p>3.73308022204592</text:p>
          </table:table-cell>
          <table:table-cell table:formula="of:=+([.C7]+[.D7])/2" office:value-type="float" office:value="-0.825821069268685" calcext:value-type="float">
            <text:p>-0.825821069268685</text:p>
          </table:table-cell>
          <table:table-cell table:formula="of:=ABS([.C7]-[.F7] )" office:value-type="float" office:value="3.82582106926869" calcext:value-type="float">
            <text:p>3.82582106926869</text:p>
          </table:table-cell>
          <table:table-cell table:formula="of:=ABS([.F7])" office:value-type="float" office:value="0.825821069268685" calcext:value-type="float">
            <text:p>0.825821069268685</text:p>
          </table:table-cell>
          <table:table-cell table:formula="of:=[.H7]/[.G7]" office:value-type="float" office:value="0.215854598089331" calcext:value-type="float">
            <text:p>0.215854598089331</text:p>
          </table:table-cell>
          <table:table-cell table:formula="of:=(2*PI()/SQRT(4*PI()^2))*([.G7]^1.5)" office:value-type="float" office:value="7.48319361176675" calcext:value-type="float">
            <text:p>7.48319361176675</text:p>
          </table:table-cell>
          <table:table-cell table:formula="of:=([.J7]^2)/([.G7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-1.55898957070874" calcext:value-type="float">
            <text:p>-1.55898957070874</text:p>
          </table:table-cell>
          <table:table-cell office:value-type="float" office:value="3" calcext:value-type="float">
            <text:p>3</text:p>
          </table:table-cell>
          <table:table-cell office:value-type="float" office:value="2.16148965774705" calcext:value-type="float">
            <text:p>2.16148965774705</text:p>
          </table:table-cell>
          <table:table-cell table:formula="of:=+([.C8]+[.D8])/2" office:value-type="float" office:value="0.720505214645631" calcext:value-type="float">
            <text:p>0.720505214645631</text:p>
          </table:table-cell>
          <table:table-cell table:formula="of:=ABS([.C8]-[.F8] )" office:value-type="float" office:value="2.27949478535437" calcext:value-type="float">
            <text:p>2.27949478535437</text:p>
          </table:table-cell>
          <table:table-cell table:formula="of:=ABS([.F8])" office:value-type="float" office:value="0.720505214645631" calcext:value-type="float">
            <text:p>0.720505214645631</text:p>
          </table:table-cell>
          <table:table-cell table:formula="of:=[.H8]/[.G8]" office:value-type="float" office:value="0.316081098002434" calcext:value-type="float">
            <text:p>0.316081098002434</text:p>
          </table:table-cell>
          <table:table-cell table:formula="of:=(2*PI()/SQRT(4*PI()^2))*([.G8]^1.5)" office:value-type="float" office:value="3.44158027979643" calcext:value-type="float">
            <text:p>3.44158027979643</text:p>
          </table:table-cell>
          <table:table-cell table:formula="of:=([.J8]^2)/([.G8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0.53767903092005" calcext:value-type="float">
            <text:p>-0.53767903092005</text:p>
          </table:table-cell>
          <table:table-cell office:value-type="float" office:value="3" calcext:value-type="float">
            <text:p>3</text:p>
          </table:table-cell>
          <table:table-cell office:value-type="float" office:value="1.26944260405126" calcext:value-type="float">
            <text:p>1.26944260405126</text:p>
          </table:table-cell>
          <table:table-cell table:formula="of:=+([.C9]+[.D9])/2" office:value-type="float" office:value="1.23116048453998" calcext:value-type="float">
            <text:p>1.23116048453998</text:p>
          </table:table-cell>
          <table:table-cell table:formula="of:=ABS([.C9]-[.F9] )" office:value-type="float" office:value="1.76883951546003" calcext:value-type="float">
            <text:p>1.76883951546003</text:p>
          </table:table-cell>
          <table:table-cell table:formula="of:=ABS([.F9])" office:value-type="float" office:value="1.23116048453998" calcext:value-type="float">
            <text:p>1.23116048453998</text:p>
          </table:table-cell>
          <table:table-cell table:formula="of:=[.H9]/[.G9]" office:value-type="float" office:value="0.696027239203657" calcext:value-type="float">
            <text:p>0.696027239203657</text:p>
          </table:table-cell>
          <table:table-cell table:formula="of:=(2*PI()/SQRT(4*PI()^2))*([.G9]^1.5)" office:value-type="float" office:value="2.35251633437425" calcext:value-type="float">
            <text:p>2.35251633437425</text:p>
          </table:table-cell>
          <table:table-cell table:formula="of:=([.J9]^2)/([.G9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.45018378642571" calcext:value-type="float">
            <text:p>-1.45018378642571</text:p>
          </table:table-cell>
          <table:table-cell office:value-type="float" office:value="10" calcext:value-type="float">
            <text:p>10</text:p>
          </table:table-cell>
          <table:table-cell office:value-type="float" office:value="3.80784010663219" calcext:value-type="float">
            <text:p>3.80784010663219</text:p>
          </table:table-cell>
          <table:table-cell table:formula="of:=+([.C10]+[.D10])/2" office:value-type="float" office:value="4.27490810678714" calcext:value-type="float">
            <text:p>4.27490810678714</text:p>
          </table:table-cell>
          <table:table-cell table:formula="of:=ABS([.C10]-[.F10] )" office:value-type="float" office:value="5.72509189321286" calcext:value-type="float">
            <text:p>5.72509189321286</text:p>
          </table:table-cell>
          <table:table-cell table:formula="of:=ABS([.F10])" office:value-type="float" office:value="4.27490810678714" calcext:value-type="float">
            <text:p>4.27490810678714</text:p>
          </table:table-cell>
          <table:table-cell table:formula="of:=[.H10]/[.G10]" office:value-type="float" office:value="0.746696854220817" calcext:value-type="float">
            <text:p>0.746696854220817</text:p>
          </table:table-cell>
          <table:table-cell table:formula="of:=(2*PI()/SQRT(4*PI()^2))*([.G10]^1.5)" office:value-type="float" office:value="13.6985214108124" calcext:value-type="float">
            <text:p>13.6985214108124</text:p>
          </table:table-cell>
          <table:table-cell table:formula="of:=([.J10]^2)/([.G10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.5</text:p>
          </table:table-cell>
          <table:table-cell office:value-type="float" office:value="-3.98534594364715" calcext:value-type="float">
            <text:p>-3.98534594364715</text:p>
          </table:table-cell>
          <table:table-cell office:value-type="float" office:value="10" calcext:value-type="float">
            <text:p>10</text:p>
          </table:table-cell>
          <table:table-cell office:value-type="float" office:value="6.31243505216696" calcext:value-type="float">
            <text:p>6.31243505216696</text:p>
          </table:table-cell>
          <table:table-cell table:formula="of:=+([.C11]+[.D11])/2" office:value-type="float" office:value="3.00732702817642" calcext:value-type="float">
            <text:p>3.00732702817642</text:p>
          </table:table-cell>
          <table:table-cell table:formula="of:=ABS([.C11]-[.F11] )" office:value-type="float" office:value="6.99267297182358" calcext:value-type="float">
            <text:p>6.99267297182358</text:p>
          </table:table-cell>
          <table:table-cell table:formula="of:=ABS([.F11])" office:value-type="float" office:value="3.00732702817642" calcext:value-type="float">
            <text:p>3.00732702817642</text:p>
          </table:table-cell>
          <table:table-cell table:formula="of:=[.H11]/[.G11]" office:value-type="float" office:value="0.430068307254495" calcext:value-type="float">
            <text:p>0.430068307254495</text:p>
          </table:table-cell>
          <table:table-cell table:formula="of:=(2*PI()/SQRT(4*PI()^2))*([.G11]^1.5)" office:value-type="float" office:value="18.4911885463561" calcext:value-type="float">
            <text:p>18.4911885463561</text:p>
          </table:table-cell>
          <table:table-cell table:formula="of:=([.J11]^2)/([.G11]^3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2.62023926972863" calcext:value-type="float">
            <text:p>-2.62023926972863</text:p>
          </table:table-cell>
          <table:table-cell office:value-type="float" office:value="6" calcext:value-type="float">
            <text:p>6</text:p>
          </table:table-cell>
          <table:table-cell office:value-type="float" office:value="3.96430775502331" calcext:value-type="float">
            <text:p>3.96430775502331</text:p>
          </table:table-cell>
          <table:table-cell table:formula="of:=+([.C12]+[.D12])/2" office:value-type="float" office:value="1.68988036513568" calcext:value-type="float">
            <text:p>1.68988036513568</text:p>
          </table:table-cell>
          <table:table-cell table:formula="of:=ABS([.C12]-[.F12] )" office:value-type="float" office:value="4.31011963486432" calcext:value-type="float">
            <text:p>4.31011963486432</text:p>
          </table:table-cell>
          <table:table-cell table:formula="of:=ABS([.F12])" office:value-type="float" office:value="1.68988036513568" calcext:value-type="float">
            <text:p>1.68988036513568</text:p>
          </table:table-cell>
          <table:table-cell table:formula="of:=[.H12]/[.G12]" office:value-type="float" office:value="0.392072728438054" calcext:value-type="float">
            <text:p>0.392072728438054</text:p>
          </table:table-cell>
          <table:table-cell table:formula="of:=(2*PI()/SQRT(4*PI()^2))*([.G12]^1.5)" office:value-type="float" office:value="8.94816507629757" calcext:value-type="float">
            <text:p>8.94816507629757</text:p>
          </table:table-cell>
          <table:table-cell table:formula="of:=([.J12]^2)/([.G12]^3)" office:value-type="float" office:value="1" calcext:value-type="float">
            <text:p>1</text:p>
          </table:table-cell>
          <table:table-cell table:number-columns-repeated="101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7:27:51.111880898</meta:creation-date>
    <dc:date>2019-09-26T18:26:01.808632203</dc:date>
    <meta:editing-duration>PT17M19S</meta:editing-duration>
    <meta:editing-cycles>2</meta:editing-cycles>
    <meta:generator>LibreOffice/6.0.7.3$Linux_X86_64 LibreOffice_project/00m0$Build-3</meta:generator>
    <meta:document-statistic meta:table-count="1" meta:cell-count="122" meta:object-count="0"/>
  </office:meta>
</office:document-meta>
</file>